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950">
            <text:p>ANU-9950</text:p>
          </table:table-cell>
          <table:table-cell office:value-type="float" office:value="-34.429">
            <text:p>-34.429</text:p>
          </table:table-cell>
          <table:table-cell office:value-type="float" office:value="150.8248">
            <text:p>150.8248</text:p>
          </table:table-cell>
          <table:table-cell office:value-type="float" office:value="6840.0">
            <text:p>6840.0</text:p>
          </table:table-cell>
          <table:table-cell office:value-type="float" office:value="360.0">
            <text:p>3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5.15">
            <text:p>-5.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658">
            <text:p>NUTA-5658</text:p>
          </table:table-cell>
          <table:table-cell office:value-type="float" office:value="-34.8746">
            <text:p>-34.8746</text:p>
          </table:table-cell>
          <table:table-cell office:value-type="float" office:value="150.673">
            <text:p>150.673</text:p>
          </table:table-cell>
          <table:table-cell office:value-type="float" office:value="4800.0">
            <text:p>4800.0</text:p>
          </table:table-cell>
          <table:table-cell office:value-type="float" office:value="90.0">
            <text:p>9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string" office:value="-">
            <text:p>-</text:p>
          </table:table-cell>
          <table:table-cell office:value-type="float" office:value="-2.2">
            <text:p>-2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657">
            <text:p>NUTA-5657</text:p>
          </table:table-cell>
          <table:table-cell office:value-type="float" office:value="-34.8324">
            <text:p>-34.8324</text:p>
          </table:table-cell>
          <table:table-cell office:value-type="float" office:value="150.6841">
            <text:p>150.6841</text:p>
          </table:table-cell>
          <table:table-cell office:value-type="float" office:value="4120.0">
            <text:p>4120.0</text:p>
          </table:table-cell>
          <table:table-cell office:value-type="float" office:value="90.0">
            <text:p>9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string" office:value="-">
            <text:p>-</text:p>
          </table:table-cell>
          <table:table-cell office:value-type="float" office:value="-1.5">
            <text:p>-1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8662">
            <text:p>Wk-8662</text:p>
          </table:table-cell>
          <table:table-cell office:value-type="float" office:value="-34.641">
            <text:p>-34.641</text:p>
          </table:table-cell>
          <table:table-cell office:value-type="float" office:value="150.816">
            <text:p>150.816</text:p>
          </table:table-cell>
          <table:table-cell office:value-type="float" office:value="5670.0">
            <text:p>5670.0</text:p>
          </table:table-cell>
          <table:table-cell office:value-type="float" office:value="240.0">
            <text:p>240.0</text:p>
          </table:table-cell>
          <table:table-cell office:value-type="string" office:value="Dosinia sp.">
            <text:p>Dosinia sp.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1">
            <text:p>-0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5465">
            <text:p>Wk-15465</text:p>
          </table:table-cell>
          <table:table-cell office:value-type="float" office:value="-34.95">
            <text:p>-34.95</text:p>
          </table:table-cell>
          <table:table-cell office:value-type="float" office:value="150.76">
            <text:p>150.76</text:p>
          </table:table-cell>
          <table:table-cell office:value-type="float" office:value="6200.0">
            <text:p>6200.0</text:p>
          </table:table-cell>
          <table:table-cell office:value-type="float" office:value="200.0">
            <text:p>20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65">
            <text:p>-3.6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5460">
            <text:p>Wk-15460</text:p>
          </table:table-cell>
          <table:table-cell office:value-type="float" office:value="-34.95">
            <text:p>-34.95</text:p>
          </table:table-cell>
          <table:table-cell office:value-type="float" office:value="150.76">
            <text:p>150.76</text:p>
          </table:table-cell>
          <table:table-cell office:value-type="float" office:value="6330.0">
            <text:p>6330.0</text:p>
          </table:table-cell>
          <table:table-cell office:value-type="float" office:value="240.0">
            <text:p>24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5455">
            <text:p>Wk-15455</text:p>
          </table:table-cell>
          <table:table-cell office:value-type="float" office:value="-34.95">
            <text:p>-34.95</text:p>
          </table:table-cell>
          <table:table-cell office:value-type="float" office:value="150.76">
            <text:p>150.76</text:p>
          </table:table-cell>
          <table:table-cell office:value-type="float" office:value="7600.0">
            <text:p>7600.0</text:p>
          </table:table-cell>
          <table:table-cell office:value-type="float" office:value="50.0">
            <text:p>50.0</text:p>
          </table:table-cell>
          <table:table-cell office:value-type="string" office:value="Mangrove root ">
            <text:p>Mangrove root 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34">
            <text:p>-6.3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4308">
            <text:p>Wk-14308</text:p>
          </table:table-cell>
          <table:table-cell office:value-type="float" office:value="-34.62">
            <text:p>-34.62</text:p>
          </table:table-cell>
          <table:table-cell office:value-type="float" office:value="150.86">
            <text:p>150.86</text:p>
          </table:table-cell>
          <table:table-cell office:value-type="float" office:value="1790.0">
            <text:p>1790.0</text:p>
          </table:table-cell>
          <table:table-cell office:value-type="float" office:value="50.0">
            <text:p>50.0</text:p>
          </table:table-cell>
          <table:table-cell office:value-type="string" office:value="Beach-rock">
            <text:p>Beach-rock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1465">
            <text:p>Wk-11465</text:p>
          </table:table-cell>
          <table:table-cell office:value-type="float" office:value="-34.517">
            <text:p>-34.517</text:p>
          </table:table-cell>
          <table:table-cell office:value-type="float" office:value="150.8674">
            <text:p>150.8674</text:p>
          </table:table-cell>
          <table:table-cell office:value-type="float" office:value="6920.0">
            <text:p>6920.0</text:p>
          </table:table-cell>
          <table:table-cell office:value-type="float" office:value="260.0">
            <text:p>26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07">
            <text:p>-1.0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659">
            <text:p>NUTA-5659</text:p>
          </table:table-cell>
          <table:table-cell office:value-type="float" office:value="-34.8927">
            <text:p>-34.8927</text:p>
          </table:table-cell>
          <table:table-cell office:value-type="float" office:value="150.6511">
            <text:p>150.6511</text:p>
          </table:table-cell>
          <table:table-cell office:value-type="float" office:value="3280.0">
            <text:p>3280.0</text:p>
          </table:table-cell>
          <table:table-cell office:value-type="float" office:value="90.0">
            <text:p>9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4305">
            <text:p>Wk-14305</text:p>
          </table:table-cell>
          <table:table-cell office:value-type="float" office:value="-34.5607">
            <text:p>-34.5607</text:p>
          </table:table-cell>
          <table:table-cell office:value-type="float" office:value="150.801">
            <text:p>150.801</text:p>
          </table:table-cell>
          <table:table-cell office:value-type="float" office:value="7010.0">
            <text:p>7010.0</text:p>
          </table:table-cell>
          <table:table-cell office:value-type="float" office:value="220.0">
            <text:p>22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926">
            <text:p>OZE926</text:p>
          </table:table-cell>
          <table:table-cell office:value-type="float" office:value="-34.646">
            <text:p>-34.646</text:p>
          </table:table-cell>
          <table:table-cell office:value-type="float" office:value="150.798">
            <text:p>150.798</text:p>
          </table:table-cell>
          <table:table-cell office:value-type="float" office:value="7060.0">
            <text:p>7060.0</text:p>
          </table:table-cell>
          <table:table-cell office:value-type="float" office:value="50.0">
            <text:p>50.0</text:p>
          </table:table-cell>
          <table:table-cell office:value-type="string" office:value="Wood ">
            <text:p>Wood 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9.1">
            <text:p>-9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927">
            <text:p>OZE927</text:p>
          </table:table-cell>
          <table:table-cell office:value-type="float" office:value="-34.645">
            <text:p>-34.645</text:p>
          </table:table-cell>
          <table:table-cell office:value-type="float" office:value="150.816">
            <text:p>150.816</text:p>
          </table:table-cell>
          <table:table-cell office:value-type="float" office:value="2630.0">
            <text:p>263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35">
            <text:p>-0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5459">
            <text:p>Wk-15459</text:p>
          </table:table-cell>
          <table:table-cell office:value-type="float" office:value="-34.95">
            <text:p>-34.95</text:p>
          </table:table-cell>
          <table:table-cell office:value-type="float" office:value="150.76">
            <text:p>150.76</text:p>
          </table:table-cell>
          <table:table-cell office:value-type="float" office:value="6450.0">
            <text:p>6450.0</text:p>
          </table:table-cell>
          <table:table-cell office:value-type="float" office:value="460.0">
            <text:p>460.0</text:p>
          </table:table-cell>
          <table:table-cell office:value-type="string" office:value="T. deltoidalis">
            <text:p>T. deltoidali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94">
            <text:p>-3.9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925">
            <text:p>OZE925</text:p>
          </table:table-cell>
          <table:table-cell office:value-type="float" office:value="-34.646">
            <text:p>-34.646</text:p>
          </table:table-cell>
          <table:table-cell office:value-type="float" office:value="150.808">
            <text:p>150.808</text:p>
          </table:table-cell>
          <table:table-cell office:value-type="float" office:value="4540.0">
            <text:p>4540.0</text:p>
          </table:table-cell>
          <table:table-cell office:value-type="float" office:value="40.0">
            <text:p>40.0</text:p>
          </table:table-cell>
          <table:table-cell office:value-type="string" office:value="Wood ">
            <text:p>Wood 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894">
            <text:p>NUTA-5894</text:p>
          </table:table-cell>
          <table:table-cell office:value-type="float" office:value="-34.8715">
            <text:p>-34.8715</text:p>
          </table:table-cell>
          <table:table-cell office:value-type="float" office:value="150.6909">
            <text:p>150.6909</text:p>
          </table:table-cell>
          <table:table-cell office:value-type="float" office:value="3980.0">
            <text:p>3980.0</text:p>
          </table:table-cell>
          <table:table-cell office:value-type="float" office:value="60.0">
            <text:p>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895">
            <text:p>NUTA-5895</text:p>
          </table:table-cell>
          <table:table-cell office:value-type="float" office:value="-34.8806">
            <text:p>-34.8806</text:p>
          </table:table-cell>
          <table:table-cell office:value-type="float" office:value="150.7076">
            <text:p>150.7076</text:p>
          </table:table-cell>
          <table:table-cell office:value-type="float" office:value="6270.0">
            <text:p>6270.0</text:p>
          </table:table-cell>
          <table:table-cell office:value-type="float" office:value="100.0">
            <text:p>10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5.4">
            <text:p>-5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-787">
            <text:p>OZE-787</text:p>
          </table:table-cell>
          <table:table-cell office:value-type="float" office:value="-34.645">
            <text:p>-34.645</text:p>
          </table:table-cell>
          <table:table-cell office:value-type="float" office:value="150.807">
            <text:p>150.807</text:p>
          </table:table-cell>
          <table:table-cell office:value-type="float" office:value="8920.0">
            <text:p>8920.0</text:p>
          </table:table-cell>
          <table:table-cell office:value-type="float" office:value="310.0">
            <text:p>31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2.28">
            <text:p>2.28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8">
            <text:p>OZD-888</text:p>
          </table:table-cell>
          <table:table-cell office:value-type="float" office:value="-34.884">
            <text:p>-34.884</text:p>
          </table:table-cell>
          <table:table-cell office:value-type="float" office:value="150.6186">
            <text:p>150.6186</text:p>
          </table:table-cell>
          <table:table-cell office:value-type="float" office:value="6860.0">
            <text:p>6860.0</text:p>
          </table:table-cell>
          <table:table-cell office:value-type="float" office:value="80.0">
            <text:p>8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6.8">
            <text:p>-6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7">
            <text:p>OZD-887</text:p>
          </table:table-cell>
          <table:table-cell office:value-type="float" office:value="-34.884">
            <text:p>-34.884</text:p>
          </table:table-cell>
          <table:table-cell office:value-type="float" office:value="150.6186">
            <text:p>150.6186</text:p>
          </table:table-cell>
          <table:table-cell office:value-type="float" office:value="6140.0">
            <text:p>614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5">
            <text:p>-3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6">
            <text:p>OZD-886</text:p>
          </table:table-cell>
          <table:table-cell office:value-type="float" office:value="-34.884">
            <text:p>-34.884</text:p>
          </table:table-cell>
          <table:table-cell office:value-type="float" office:value="150.6186">
            <text:p>150.6186</text:p>
          </table:table-cell>
          <table:table-cell office:value-type="float" office:value="5870.0">
            <text:p>5870.0</text:p>
          </table:table-cell>
          <table:table-cell office:value-type="float" office:value="100.0">
            <text:p>10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5">
            <text:p>-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5">
            <text:p>OZD-885</text:p>
          </table:table-cell>
          <table:table-cell office:value-type="float" office:value="-34.8715">
            <text:p>-34.8715</text:p>
          </table:table-cell>
          <table:table-cell office:value-type="float" office:value="150.7439">
            <text:p>150.7439</text:p>
          </table:table-cell>
          <table:table-cell office:value-type="float" office:value="7840.0">
            <text:p>7840.0</text:p>
          </table:table-cell>
          <table:table-cell office:value-type="float" office:value="40.0">
            <text:p>40.0</text:p>
          </table:table-cell>
          <table:table-cell office:value-type="string" office:value="Wood fragments">
            <text:p>Wood fragment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6">
            <text:p>-19.6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3">
            <text:p>OZD-883</text:p>
          </table:table-cell>
          <table:table-cell office:value-type="float" office:value="-34.8681">
            <text:p>-34.8681</text:p>
          </table:table-cell>
          <table:table-cell office:value-type="float" office:value="150.6653">
            <text:p>150.6653</text:p>
          </table:table-cell>
          <table:table-cell office:value-type="float" office:value="6280.0">
            <text:p>6280.0</text:p>
          </table:table-cell>
          <table:table-cell office:value-type="float" office:value="60.0">
            <text:p>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2.0">
            <text:p>-2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2">
            <text:p>OZD-882</text:p>
          </table:table-cell>
          <table:table-cell office:value-type="float" office:value="-34.9269">
            <text:p>-34.9269</text:p>
          </table:table-cell>
          <table:table-cell office:value-type="float" office:value="150.6489">
            <text:p>150.6489</text:p>
          </table:table-cell>
          <table:table-cell office:value-type="float" office:value="3980.0">
            <text:p>3980.0</text:p>
          </table:table-cell>
          <table:table-cell office:value-type="float" office:value="60.0">
            <text:p>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2">
            <text:p>-1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1">
            <text:p>OZD-881</text:p>
          </table:table-cell>
          <table:table-cell office:value-type="float" office:value="-34.8947">
            <text:p>-34.8947</text:p>
          </table:table-cell>
          <table:table-cell office:value-type="float" office:value="150.6737">
            <text:p>150.6737</text:p>
          </table:table-cell>
          <table:table-cell office:value-type="float" office:value="4100.0">
            <text:p>410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880">
            <text:p>OZD-880</text:p>
          </table:table-cell>
          <table:table-cell office:value-type="float" office:value="-34.821">
            <text:p>-34.821</text:p>
          </table:table-cell>
          <table:table-cell office:value-type="float" office:value="150.6797">
            <text:p>150.6797</text:p>
          </table:table-cell>
          <table:table-cell office:value-type="float" office:value="3650.0">
            <text:p>365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5.4">
            <text:p>-5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D-783">
            <text:p>OZD-783</text:p>
          </table:table-cell>
          <table:table-cell office:value-type="float" office:value="-34.882">
            <text:p>-34.882</text:p>
          </table:table-cell>
          <table:table-cell office:value-type="float" office:value="150.7114">
            <text:p>150.7114</text:p>
          </table:table-cell>
          <table:table-cell office:value-type="float" office:value="6960.0">
            <text:p>6960.0</text:p>
          </table:table-cell>
          <table:table-cell office:value-type="float" office:value="110.0">
            <text:p>110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5.4">
            <text:p>-5.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1078">
            <text:p>SUA-1078</text:p>
          </table:table-cell>
          <table:table-cell office:value-type="float" office:value="-34.316">
            <text:p>-34.316</text:p>
          </table:table-cell>
          <table:table-cell office:value-type="float" office:value="150.928">
            <text:p>150.928</text:p>
          </table:table-cell>
          <table:table-cell office:value-type="float" office:value="6890.0">
            <text:p>6890.0</text:p>
          </table:table-cell>
          <table:table-cell office:value-type="float" office:value="220.0">
            <text:p>220.0</text:p>
          </table:table-cell>
          <table:table-cell office:value-type="string" office:value="Mangrove root in situ">
            <text:p>Mangrove root in situ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3">
            <text:p>0.9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ryantEtal1992,SlossEtal2007,LewisEtal2013">
            <text:p>BryantEtal1992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1079">
            <text:p>SUA-1079</text:p>
          </table:table-cell>
          <table:table-cell office:value-type="float" office:value="-34.316">
            <text:p>-34.316</text:p>
          </table:table-cell>
          <table:table-cell office:value-type="float" office:value="150.928">
            <text:p>150.928</text:p>
          </table:table-cell>
          <table:table-cell office:value-type="float" office:value="6950.0">
            <text:p>6950.0</text:p>
          </table:table-cell>
          <table:table-cell office:value-type="float" office:value="220.0">
            <text:p>220.0</text:p>
          </table:table-cell>
          <table:table-cell office:value-type="string" office:value="Mangrove root in situ">
            <text:p>Mangrove root in situ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ryantEtal1992,SlossEtal2007,LewisEtal2013">
            <text:p>BryantEtal1992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891">
            <text:p>NUTA-5891</text:p>
          </table:table-cell>
          <table:table-cell office:value-type="float" office:value="-34.8739">
            <text:p>-34.8739</text:p>
          </table:table-cell>
          <table:table-cell office:value-type="float" office:value="150.6972">
            <text:p>150.6972</text:p>
          </table:table-cell>
          <table:table-cell office:value-type="float" office:value="2790.0">
            <text:p>2790.0</text:p>
          </table:table-cell>
          <table:table-cell office:value-type="float" office:value="80.0">
            <text:p>8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5">
            <text:p>-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-789">
            <text:p>OZE-789</text:p>
          </table:table-cell>
          <table:table-cell office:value-type="float" office:value="-34.651">
            <text:p>-34.651</text:p>
          </table:table-cell>
          <table:table-cell office:value-type="float" office:value="150.806">
            <text:p>150.806</text:p>
          </table:table-cell>
          <table:table-cell office:value-type="float" office:value="5240.0">
            <text:p>5240.0</text:p>
          </table:table-cell>
          <table:table-cell office:value-type="float" office:value="190.0">
            <text:p>190.0</text:p>
          </table:table-cell>
          <table:table-cell office:value-type="string" office:value="Wood">
            <text:p>Wood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1.45">
            <text:p>1.4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3323">
            <text:p>Wk-13323</text:p>
          </table:table-cell>
          <table:table-cell office:value-type="float" office:value="-34.5271">
            <text:p>-34.5271</text:p>
          </table:table-cell>
          <table:table-cell office:value-type="float" office:value="150.8458">
            <text:p>150.8458</text:p>
          </table:table-cell>
          <table:table-cell office:value-type="float" office:value="6660.0">
            <text:p>6660.0</text:p>
          </table:table-cell>
          <table:table-cell office:value-type="float" office:value="220.0">
            <text:p>22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-790">
            <text:p>OZE-790</text:p>
          </table:table-cell>
          <table:table-cell office:value-type="float" office:value="-34.646">
            <text:p>-34.646</text:p>
          </table:table-cell>
          <table:table-cell office:value-type="float" office:value="150.808">
            <text:p>150.808</text:p>
          </table:table-cell>
          <table:table-cell office:value-type="float" office:value="8500.0">
            <text:p>8500.0</text:p>
          </table:table-cell>
          <table:table-cell office:value-type="float" office:value="250.0">
            <text:p>25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-928">
            <text:p>OZE-928</text:p>
          </table:table-cell>
          <table:table-cell office:value-type="float" office:value="-34.645">
            <text:p>-34.645</text:p>
          </table:table-cell>
          <table:table-cell office:value-type="float" office:value="150.816">
            <text:p>150.816</text:p>
          </table:table-cell>
          <table:table-cell office:value-type="float" office:value="8500.0">
            <text:p>8500.0</text:p>
          </table:table-cell>
          <table:table-cell office:value-type="float" office:value="220.0">
            <text:p>220.0</text:p>
          </table:table-cell>
          <table:table-cell office:value-type="string" office:value="Dosinia sp.">
            <text:p>Dosinia sp.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0.5">
            <text:p>-10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8667">
            <text:p>Wk-8667</text:p>
          </table:table-cell>
          <table:table-cell office:value-type="float" office:value="-34.642">
            <text:p>-34.642</text:p>
          </table:table-cell>
          <table:table-cell office:value-type="float" office:value="150.818">
            <text:p>150.818</text:p>
          </table:table-cell>
          <table:table-cell office:value-type="float" office:value="3970.0">
            <text:p>3970.0</text:p>
          </table:table-cell>
          <table:table-cell office:value-type="float" office:value="250.0">
            <text:p>250.0</text:p>
          </table:table-cell>
          <table:table-cell office:value-type="string" office:value="Pyrazus  sp.">
            <text:p>Pyrazus  sp.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8665">
            <text:p>Wk-8665</text:p>
          </table:table-cell>
          <table:table-cell office:value-type="float" office:value="-34.647">
            <text:p>-34.647</text:p>
          </table:table-cell>
          <table:table-cell office:value-type="float" office:value="150.809">
            <text:p>150.809</text:p>
          </table:table-cell>
          <table:table-cell office:value-type="float" office:value="7320.0">
            <text:p>7320.0</text:p>
          </table:table-cell>
          <table:table-cell office:value-type="float" office:value="170.0">
            <text:p>17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8664">
            <text:p>Wk-8664</text:p>
          </table:table-cell>
          <table:table-cell office:value-type="float" office:value="-34.641">
            <text:p>-34.641</text:p>
          </table:table-cell>
          <table:table-cell office:value-type="float" office:value="150.816">
            <text:p>150.816</text:p>
          </table:table-cell>
          <table:table-cell office:value-type="float" office:value="6910.0">
            <text:p>6910.0</text:p>
          </table:table-cell>
          <table:table-cell office:value-type="float" office:value="230.0">
            <text:p>230.0</text:p>
          </table:table-cell>
          <table:table-cell office:value-type="string" office:value="O. angasi">
            <text:p>O. angasi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8">
            <text:p>-3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8663">
            <text:p>Wk-8663</text:p>
          </table:table-cell>
          <table:table-cell office:value-type="float" office:value="-34.647">
            <text:p>-34.647</text:p>
          </table:table-cell>
          <table:table-cell office:value-type="float" office:value="150.801">
            <text:p>150.801</text:p>
          </table:table-cell>
          <table:table-cell office:value-type="float" office:value="8050.0">
            <text:p>8050.0</text:p>
          </table:table-cell>
          <table:table-cell office:value-type="float" office:value="250.0">
            <text:p>250.0</text:p>
          </table:table-cell>
          <table:table-cell office:value-type="string" office:value="A.  trapezia">
            <text:p>A. 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8.8">
            <text:p>-8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6290">
            <text:p>NUTA-6290</text:p>
          </table:table-cell>
          <table:table-cell office:value-type="float" office:value="-34.8948">
            <text:p>-34.8948</text:p>
          </table:table-cell>
          <table:table-cell office:value-type="float" office:value="150.6668">
            <text:p>150.6668</text:p>
          </table:table-cell>
          <table:table-cell office:value-type="float" office:value="7640.0">
            <text:p>764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6289">
            <text:p>NUTA-6289</text:p>
          </table:table-cell>
          <table:table-cell office:value-type="float" office:value="-34.8948">
            <text:p>-34.8948</text:p>
          </table:table-cell>
          <table:table-cell office:value-type="float" office:value="150.6668">
            <text:p>150.6668</text:p>
          </table:table-cell>
          <table:table-cell office:value-type="float" office:value="5070.0">
            <text:p>507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6288">
            <text:p>NUTA-6288</text:p>
          </table:table-cell>
          <table:table-cell office:value-type="float" office:value="-34.8948">
            <text:p>-34.8948</text:p>
          </table:table-cell>
          <table:table-cell office:value-type="float" office:value="150.6668">
            <text:p>150.6668</text:p>
          </table:table-cell>
          <table:table-cell office:value-type="float" office:value="5030.0">
            <text:p>503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6037">
            <text:p>NUTA-6037</text:p>
          </table:table-cell>
          <table:table-cell office:value-type="float" office:value="-34.8675">
            <text:p>-34.8675</text:p>
          </table:table-cell>
          <table:table-cell office:value-type="float" office:value="150.6848">
            <text:p>150.6848</text:p>
          </table:table-cell>
          <table:table-cell office:value-type="float" office:value="3000.0">
            <text:p>3000.0</text:p>
          </table:table-cell>
          <table:table-cell office:value-type="float" office:value="140.0">
            <text:p>140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6024">
            <text:p>NUTA-6024</text:p>
          </table:table-cell>
          <table:table-cell office:value-type="float" office:value="-34.8665">
            <text:p>-34.8665</text:p>
          </table:table-cell>
          <table:table-cell office:value-type="float" office:value="150.647">
            <text:p>150.647</text:p>
          </table:table-cell>
          <table:table-cell office:value-type="float" office:value="5820.0">
            <text:p>5820.0</text:p>
          </table:table-cell>
          <table:table-cell office:value-type="float" office:value="150.0">
            <text:p>1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7.2">
            <text:p>-7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13325">
            <text:p>Wk-13325</text:p>
          </table:table-cell>
          <table:table-cell office:value-type="float" office:value="-34.5386">
            <text:p>-34.5386</text:p>
          </table:table-cell>
          <table:table-cell office:value-type="float" office:value="150.8484">
            <text:p>150.8484</text:p>
          </table:table-cell>
          <table:table-cell office:value-type="float" office:value="5000.0">
            <text:p>5000.0</text:p>
          </table:table-cell>
          <table:table-cell office:value-type="float" office:value="230.0">
            <text:p>23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47">
            <text:p>-1.4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OZE-991">
            <text:p>OZE-991</text:p>
          </table:table-cell>
          <table:table-cell office:value-type="float" office:value="-34.648">
            <text:p>-34.648</text:p>
          </table:table-cell>
          <table:table-cell office:value-type="float" office:value="150.798">
            <text:p>150.798</text:p>
          </table:table-cell>
          <table:table-cell office:value-type="float" office:value="4600.0">
            <text:p>4600.0</text:p>
          </table:table-cell>
          <table:table-cell office:value-type="float" office:value="190.0">
            <text:p>190.0</text:p>
          </table:table-cell>
          <table:table-cell office:value-type="string" office:value="Charcoal">
            <text:p>Charcoa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71">
            <text:p>UWGA-1371</text:p>
          </table:table-cell>
          <table:table-cell office:value-type="float" office:value="-34.5607">
            <text:p>-34.5607</text:p>
          </table:table-cell>
          <table:table-cell office:value-type="float" office:value="150.801">
            <text:p>150.801</text:p>
          </table:table-cell>
          <table:table-cell office:value-type="float" office:value="7520.0">
            <text:p>752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11550">
            <text:p>ANU-11550</text:p>
          </table:table-cell>
          <table:table-cell office:value-type="float" office:value="-34.65">
            <text:p>-34.65</text:p>
          </table:table-cell>
          <table:table-cell office:value-type="float" office:value="150.818">
            <text:p>150.818</text:p>
          </table:table-cell>
          <table:table-cell office:value-type="float" office:value="6190.0">
            <text:p>6190.0</text:p>
          </table:table-cell>
          <table:table-cell office:value-type="float" office:value="240.0">
            <text:p>2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8.37">
            <text:p>-8.3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2">
            <text:p>UWGA-1112</text:p>
          </table:table-cell>
          <table:table-cell office:value-type="float" office:value="-34.5363">
            <text:p>-34.5363</text:p>
          </table:table-cell>
          <table:table-cell office:value-type="float" office:value="150.8504">
            <text:p>150.8504</text:p>
          </table:table-cell>
          <table:table-cell office:value-type="float" office:value="6180.0">
            <text:p>618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4">
            <text:p>-2.0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0">
            <text:p>UWGA-1110</text:p>
          </table:table-cell>
          <table:table-cell office:value-type="float" office:value="-34.5363">
            <text:p>-34.5363</text:p>
          </table:table-cell>
          <table:table-cell office:value-type="float" office:value="150.8504">
            <text:p>150.8504</text:p>
          </table:table-cell>
          <table:table-cell office:value-type="float" office:value="3950.0">
            <text:p>3950.0</text:p>
          </table:table-cell>
          <table:table-cell office:value-type="float" office:value="180.0">
            <text:p>1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439">
            <text:p>UWGA-1439</text:p>
          </table:table-cell>
          <table:table-cell office:value-type="float" office:value="-34.51">
            <text:p>-34.51</text:p>
          </table:table-cell>
          <table:table-cell office:value-type="float" office:value="150.868">
            <text:p>150.868</text:p>
          </table:table-cell>
          <table:table-cell office:value-type="float" office:value="5950.0">
            <text:p>5950.0</text:p>
          </table:table-cell>
          <table:table-cell office:value-type="float" office:value="270.0">
            <text:p>2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8">
            <text:p>-2.1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472">
            <text:p>UWGA-1472</text:p>
          </table:table-cell>
          <table:table-cell office:value-type="float" office:value="-34.5165">
            <text:p>-34.5165</text:p>
          </table:table-cell>
          <table:table-cell office:value-type="float" office:value="150.8662">
            <text:p>150.8662</text:p>
          </table:table-cell>
          <table:table-cell office:value-type="float" office:value="6090.0">
            <text:p>6090.0</text:p>
          </table:table-cell>
          <table:table-cell office:value-type="float" office:value="270.0">
            <text:p>2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35">
            <text:p>-1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0">
            <text:p>ANU-9660</text:p>
          </table:table-cell>
          <table:table-cell office:value-type="float" office:value="-34.7987">
            <text:p>-34.7987</text:p>
          </table:table-cell>
          <table:table-cell office:value-type="float" office:value="150.6947">
            <text:p>150.6947</text:p>
          </table:table-cell>
          <table:table-cell office:value-type="float" office:value="5430.0">
            <text:p>5430.0</text:p>
          </table:table-cell>
          <table:table-cell office:value-type="float" office:value="100.0">
            <text:p>10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5">
            <text:p>-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1">
            <text:p>ANU-9661</text:p>
          </table:table-cell>
          <table:table-cell office:value-type="float" office:value="-34.8216">
            <text:p>-34.8216</text:p>
          </table:table-cell>
          <table:table-cell office:value-type="float" office:value="150.6505">
            <text:p>150.6505</text:p>
          </table:table-cell>
          <table:table-cell office:value-type="float" office:value="4710.0">
            <text:p>4710.0</text:p>
          </table:table-cell>
          <table:table-cell office:value-type="float" office:value="110.0">
            <text:p>11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473">
            <text:p>UWGA-1473</text:p>
          </table:table-cell>
          <table:table-cell office:value-type="float" office:value="-34.5165">
            <text:p>-34.5165</text:p>
          </table:table-cell>
          <table:table-cell office:value-type="float" office:value="150.8662">
            <text:p>150.8662</text:p>
          </table:table-cell>
          <table:table-cell office:value-type="float" office:value="6780.0">
            <text:p>6780.0</text:p>
          </table:table-cell>
          <table:table-cell office:value-type="float" office:value="310.0">
            <text:p>3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6">
            <text:p>-2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7907">
            <text:p>Wk-7907</text:p>
          </table:table-cell>
          <table:table-cell office:value-type="float" office:value="-34.52">
            <text:p>-34.52</text:p>
          </table:table-cell>
          <table:table-cell office:value-type="float" office:value="150.84">
            <text:p>150.84</text:p>
          </table:table-cell>
          <table:table-cell office:value-type="float" office:value="2970.0">
            <text:p>2970.0</text:p>
          </table:table-cell>
          <table:table-cell office:value-type="float" office:value="230.0">
            <text:p>23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95">
            <text:p>-0.9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7905">
            <text:p>Wk-7905</text:p>
          </table:table-cell>
          <table:table-cell office:value-type="float" office:value="-34.5532">
            <text:p>-34.5532</text:p>
          </table:table-cell>
          <table:table-cell office:value-type="float" office:value="150.8078">
            <text:p>150.8078</text:p>
          </table:table-cell>
          <table:table-cell office:value-type="float" office:value="6180.0">
            <text:p>6180.0</text:p>
          </table:table-cell>
          <table:table-cell office:value-type="float" office:value="260.0">
            <text:p>2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79">
            <text:p>-4.7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Wk-7902">
            <text:p>Wk-7902</text:p>
          </table:table-cell>
          <table:table-cell office:value-type="float" office:value="-34.5567">
            <text:p>-34.5567</text:p>
          </table:table-cell>
          <table:table-cell office:value-type="float" office:value="150.8072">
            <text:p>150.8072</text:p>
          </table:table-cell>
          <table:table-cell office:value-type="float" office:value="7150.0">
            <text:p>7150.0</text:p>
          </table:table-cell>
          <table:table-cell office:value-type="float" office:value="260.0">
            <text:p>26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Beta-81648">
            <text:p>Beta-81648</text:p>
          </table:table-cell>
          <table:table-cell office:value-type="float" office:value="-34.9319">
            <text:p>-34.9319</text:p>
          </table:table-cell>
          <table:table-cell office:value-type="float" office:value="150.6513">
            <text:p>150.6513</text:p>
          </table:table-cell>
          <table:table-cell office:value-type="float" office:value="6160.0">
            <text:p>6160.0</text:p>
          </table:table-cell>
          <table:table-cell office:value-type="float" office:value="80.0">
            <text:p>80.0</text:p>
          </table:table-cell>
          <table:table-cell office:value-type="string" office:value="Saccostrea+ Bittium">
            <text:p>Saccostrea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5">
            <text:p>-3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2">
            <text:p>ANU-9662</text:p>
          </table:table-cell>
          <table:table-cell office:value-type="float" office:value="-34.906">
            <text:p>-34.906</text:p>
          </table:table-cell>
          <table:table-cell office:value-type="float" office:value="150.6437">
            <text:p>150.6437</text:p>
          </table:table-cell>
          <table:table-cell office:value-type="float" office:value="3520.0">
            <text:p>3520.0</text:p>
          </table:table-cell>
          <table:table-cell office:value-type="float" office:value="90.0">
            <text:p>9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7">
            <text:p>-0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3">
            <text:p>ANU-9663</text:p>
          </table:table-cell>
          <table:table-cell office:value-type="float" office:value="-34.9473">
            <text:p>-34.9473</text:p>
          </table:table-cell>
          <table:table-cell office:value-type="float" office:value="150.6926">
            <text:p>150.6926</text:p>
          </table:table-cell>
          <table:table-cell office:value-type="float" office:value="2950.0">
            <text:p>2950.0</text:p>
          </table:table-cell>
          <table:table-cell office:value-type="float" office:value="50.0">
            <text:p>5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4">
            <text:p>ANU-9664</text:p>
          </table:table-cell>
          <table:table-cell office:value-type="float" office:value="-34.9227">
            <text:p>-34.9227</text:p>
          </table:table-cell>
          <table:table-cell office:value-type="float" office:value="150.7273">
            <text:p>150.7273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9665">
            <text:p>ANU-9665</text:p>
          </table:table-cell>
          <table:table-cell office:value-type="float" office:value="-34.9227">
            <text:p>-34.9227</text:p>
          </table:table-cell>
          <table:table-cell office:value-type="float" office:value="150.7273">
            <text:p>150.7273</text:p>
          </table:table-cell>
          <table:table-cell office:value-type="float" office:value="6440.0">
            <text:p>6440.0</text:p>
          </table:table-cell>
          <table:table-cell office:value-type="float" office:value="110.0">
            <text:p>110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5">
            <text:p>-3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3">
            <text:p>UWGA-1113</text:p>
          </table:table-cell>
          <table:table-cell office:value-type="float" office:value="-34.5337">
            <text:p>-34.5337</text:p>
          </table:table-cell>
          <table:table-cell office:value-type="float" office:value="150.8534">
            <text:p>150.8534</text:p>
          </table:table-cell>
          <table:table-cell office:value-type="float" office:value="4660.0">
            <text:p>4660.0</text:p>
          </table:table-cell>
          <table:table-cell office:value-type="float" office:value="210.0">
            <text:p>2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5">
            <text:p>UWGA-1115</text:p>
          </table:table-cell>
          <table:table-cell office:value-type="float" office:value="-34.5337">
            <text:p>-34.5337</text:p>
          </table:table-cell>
          <table:table-cell office:value-type="float" office:value="150.8534">
            <text:p>150.8534</text:p>
          </table:table-cell>
          <table:table-cell office:value-type="float" office:value="5360.0">
            <text:p>536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1">
            <text:p>-3.0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6">
            <text:p>UWGA-1116</text:p>
          </table:table-cell>
          <table:table-cell office:value-type="float" office:value="-34.5337">
            <text:p>-34.5337</text:p>
          </table:table-cell>
          <table:table-cell office:value-type="float" office:value="150.8534">
            <text:p>150.8534</text:p>
          </table:table-cell>
          <table:table-cell office:value-type="float" office:value="6940.0">
            <text:p>6940.0</text:p>
          </table:table-cell>
          <table:table-cell office:value-type="float" office:value="310.0">
            <text:p>3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47">
            <text:p>-3.4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7">
            <text:p>UWGA-1117</text:p>
          </table:table-cell>
          <table:table-cell office:value-type="float" office:value="-34.5323">
            <text:p>-34.5323</text:p>
          </table:table-cell>
          <table:table-cell office:value-type="float" office:value="150.8559">
            <text:p>150.8559</text:p>
          </table:table-cell>
          <table:table-cell office:value-type="float" office:value="3750.0">
            <text:p>3750.0</text:p>
          </table:table-cell>
          <table:table-cell office:value-type="float" office:value="170.0">
            <text:p>1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94">
            <text:p>-0.9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69">
            <text:p>UWGA-1369</text:p>
          </table:table-cell>
          <table:table-cell office:value-type="float" office:value="-34.5486">
            <text:p>-34.5486</text:p>
          </table:table-cell>
          <table:table-cell office:value-type="float" office:value="150.8016">
            <text:p>150.8016</text:p>
          </table:table-cell>
          <table:table-cell office:value-type="float" office:value="6280.0">
            <text:p>628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63">
            <text:p>-1.6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50">
            <text:p>UWGA-1350</text:p>
          </table:table-cell>
          <table:table-cell office:value-type="float" office:value="-34.5047">
            <text:p>-34.5047</text:p>
          </table:table-cell>
          <table:table-cell office:value-type="float" office:value="150.8649">
            <text:p>150.8649</text:p>
          </table:table-cell>
          <table:table-cell office:value-type="float" office:value="7960.0">
            <text:p>7960.0</text:p>
          </table:table-cell>
          <table:table-cell office:value-type="float" office:value="350.0">
            <text:p>3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49">
            <text:p>UWGA-1349</text:p>
          </table:table-cell>
          <table:table-cell office:value-type="float" office:value="-34.5047">
            <text:p>-34.5047</text:p>
          </table:table-cell>
          <table:table-cell office:value-type="float" office:value="150.8649">
            <text:p>150.8649</text:p>
          </table:table-cell>
          <table:table-cell office:value-type="float" office:value="5580.0">
            <text:p>558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33">
            <text:p>-2.3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48">
            <text:p>UWGA-1348</text:p>
          </table:table-cell>
          <table:table-cell office:value-type="float" office:value="-34.5047">
            <text:p>-34.5047</text:p>
          </table:table-cell>
          <table:table-cell office:value-type="float" office:value="150.8649">
            <text:p>150.8649</text:p>
          </table:table-cell>
          <table:table-cell office:value-type="float" office:value="6310.0">
            <text:p>631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58">
            <text:p>-2.5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40">
            <text:p>UWGA-1340</text:p>
          </table:table-cell>
          <table:table-cell office:value-type="float" office:value="-34.51">
            <text:p>-34.51</text:p>
          </table:table-cell>
          <table:table-cell office:value-type="float" office:value="150.868">
            <text:p>150.868</text:p>
          </table:table-cell>
          <table:table-cell office:value-type="float" office:value="5420.0">
            <text:p>542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7">
            <text:p>-4.6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04">
            <text:p>UWGA-1304</text:p>
          </table:table-cell>
          <table:table-cell office:value-type="float" office:value="-34.505">
            <text:p>-34.505</text:p>
          </table:table-cell>
          <table:table-cell office:value-type="float" office:value="150.8623">
            <text:p>150.8623</text:p>
          </table:table-cell>
          <table:table-cell office:value-type="float" office:value="5930.0">
            <text:p>593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4">
            <text:p>-8.5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02">
            <text:p>UWGA-1302</text:p>
          </table:table-cell>
          <table:table-cell office:value-type="float" office:value="-34.505">
            <text:p>-34.505</text:p>
          </table:table-cell>
          <table:table-cell office:value-type="float" office:value="150.8623">
            <text:p>150.8623</text:p>
          </table:table-cell>
          <table:table-cell office:value-type="float" office:value="5290.0">
            <text:p>529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11">
            <text:p>-7.1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Beta-81647">
            <text:p>Beta-81647</text:p>
          </table:table-cell>
          <table:table-cell office:value-type="float" office:value="-34.9087">
            <text:p>-34.9087</text:p>
          </table:table-cell>
          <table:table-cell office:value-type="float" office:value="150.6921">
            <text:p>150.6921</text:p>
          </table:table-cell>
          <table:table-cell office:value-type="float" office:value="4860.0">
            <text:p>4860.0</text:p>
          </table:table-cell>
          <table:table-cell office:value-type="float" office:value="80.0">
            <text:p>80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7">
            <text:p>-2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287">
            <text:p>UWGA-1287</text:p>
          </table:table-cell>
          <table:table-cell office:value-type="float" office:value="-34.5238">
            <text:p>-34.5238</text:p>
          </table:table-cell>
          <table:table-cell office:value-type="float" office:value="150.8514">
            <text:p>150.8514</text:p>
          </table:table-cell>
          <table:table-cell office:value-type="float" office:value="6580.0">
            <text:p>6580.0</text:p>
          </table:table-cell>
          <table:table-cell office:value-type="float" office:value="300.0">
            <text:p>30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61">
            <text:p>-2.6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2005,SlossEtal2007,LewisEtal2013">
            <text:p>SlossEtal2004,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212">
            <text:p>UWGA-1212</text:p>
          </table:table-cell>
          <table:table-cell office:value-type="float" office:value="-34.5368">
            <text:p>-34.5368</text:p>
          </table:table-cell>
          <table:table-cell office:value-type="float" office:value="150.8413">
            <text:p>150.8413</text:p>
          </table:table-cell>
          <table:table-cell office:value-type="float" office:value="6530.0">
            <text:p>6530.0</text:p>
          </table:table-cell>
          <table:table-cell office:value-type="float" office:value="300.0">
            <text:p>30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35">
            <text:p>-5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201">
            <text:p>UWGA-1201</text:p>
          </table:table-cell>
          <table:table-cell office:value-type="float" office:value="-34.5272">
            <text:p>-34.5272</text:p>
          </table:table-cell>
          <table:table-cell office:value-type="float" office:value="150.8458">
            <text:p>150.8458</text:p>
          </table:table-cell>
          <table:table-cell office:value-type="float" office:value="5140.0">
            <text:p>5140.0</text:p>
          </table:table-cell>
          <table:table-cell office:value-type="float" office:value="230.0">
            <text:p>23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Sloss2005,SlossEtal2007,LewisEtal2013">
            <text:p>SlossEtal2004,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73">
            <text:p>UWGA-1173</text:p>
          </table:table-cell>
          <table:table-cell office:value-type="float" office:value="-34.5326">
            <text:p>-34.5326</text:p>
          </table:table-cell>
          <table:table-cell office:value-type="float" office:value="150.8578">
            <text:p>150.8578</text:p>
          </table:table-cell>
          <table:table-cell office:value-type="float" office:value="6620.0">
            <text:p>6620.0</text:p>
          </table:table-cell>
          <table:table-cell office:value-type="float" office:value="300.0">
            <text:p>30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91">
            <text:p>-3.9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72">
            <text:p>UWGA-1172</text:p>
          </table:table-cell>
          <table:table-cell office:value-type="float" office:value="-34.5326">
            <text:p>-34.5326</text:p>
          </table:table-cell>
          <table:table-cell office:value-type="float" office:value="150.8578">
            <text:p>150.8578</text:p>
          </table:table-cell>
          <table:table-cell office:value-type="float" office:value="6200.0">
            <text:p>6200.0</text:p>
          </table:table-cell>
          <table:table-cell office:value-type="float" office:value="280.0">
            <text:p>2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5">
            <text:p>-3.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71">
            <text:p>UWGA-1171</text:p>
          </table:table-cell>
          <table:table-cell office:value-type="float" office:value="-34.5326">
            <text:p>-34.5326</text:p>
          </table:table-cell>
          <table:table-cell office:value-type="float" office:value="150.8578">
            <text:p>150.8578</text:p>
          </table:table-cell>
          <table:table-cell office:value-type="float" office:value="5760.0">
            <text:p>5760.0</text:p>
          </table:table-cell>
          <table:table-cell office:value-type="float" office:value="290.0">
            <text:p>2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75">
            <text:p>-2.7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69">
            <text:p>UWGA-1169</text:p>
          </table:table-cell>
          <table:table-cell office:value-type="float" office:value="-34.5326">
            <text:p>-34.5326</text:p>
          </table:table-cell>
          <table:table-cell office:value-type="float" office:value="150.8578">
            <text:p>150.8578</text:p>
          </table:table-cell>
          <table:table-cell office:value-type="float" office:value="4000.0">
            <text:p>4000.0</text:p>
          </table:table-cell>
          <table:table-cell office:value-type="float" office:value="180.0">
            <text:p>18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76">
            <text:p>-0.7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118">
            <text:p>UWGA-1118</text:p>
          </table:table-cell>
          <table:table-cell office:value-type="float" office:value="-34.5323">
            <text:p>-34.5323</text:p>
          </table:table-cell>
          <table:table-cell office:value-type="float" office:value="150.8559">
            <text:p>150.8559</text:p>
          </table:table-cell>
          <table:table-cell office:value-type="float" office:value="5000.0">
            <text:p>5000.0</text:p>
          </table:table-cell>
          <table:table-cell office:value-type="float" office:value="220.0">
            <text:p>22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95">
            <text:p>-2.9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284">
            <text:p>UWGA-1284</text:p>
          </table:table-cell>
          <table:table-cell office:value-type="float" office:value="-34.5252">
            <text:p>-34.5252</text:p>
          </table:table-cell>
          <table:table-cell office:value-type="float" office:value="150.8491">
            <text:p>150.8491</text:p>
          </table:table-cell>
          <table:table-cell office:value-type="float" office:value="6040.0">
            <text:p>6040.0</text:p>
          </table:table-cell>
          <table:table-cell office:value-type="float" office:value="270.0">
            <text:p>2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3">
            <text:p>-8.7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856">
            <text:p>UWGA-856</text:p>
          </table:table-cell>
          <table:table-cell office:value-type="float" office:value="-34.4912">
            <text:p>-34.4912</text:p>
          </table:table-cell>
          <table:table-cell office:value-type="float" office:value="150.8337">
            <text:p>150.8337</text:p>
          </table:table-cell>
          <table:table-cell office:value-type="float" office:value="5450.0">
            <text:p>5450.0</text:p>
          </table:table-cell>
          <table:table-cell office:value-type="float" office:value="260.0">
            <text:p>26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33">
            <text:p>-2.3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603">
            <text:p>UWGA-603</text:p>
          </table:table-cell>
          <table:table-cell office:value-type="float" office:value="-34.5334">
            <text:p>-34.5334</text:p>
          </table:table-cell>
          <table:table-cell office:value-type="float" office:value="150.8366">
            <text:p>150.8366</text:p>
          </table:table-cell>
          <table:table-cell office:value-type="float" office:value="7980.0">
            <text:p>7980.0</text:p>
          </table:table-cell>
          <table:table-cell office:value-type="float" office:value="200.0">
            <text:p>200.0</text:p>
          </table:table-cell>
          <table:table-cell office:value-type="string" office:value="N. trigonella">
            <text:p>N. trigonell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4">
            <text:p>-7.6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7,LewisEtal2013">
            <text:p>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738">
            <text:p>UWGA-738</text:p>
          </table:table-cell>
          <table:table-cell office:value-type="float" office:value="-34.517">
            <text:p>-34.517</text:p>
          </table:table-cell>
          <table:table-cell office:value-type="float" office:value="150.8674">
            <text:p>150.8674</text:p>
          </table:table-cell>
          <table:table-cell office:value-type="float" office:value="6420.0">
            <text:p>6420.0</text:p>
          </table:table-cell>
          <table:table-cell office:value-type="float" office:value="300.0">
            <text:p>30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8">
            <text:p>-1.0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496">
            <text:p>NUTA-3496</text:p>
          </table:table-cell>
          <table:table-cell office:value-type="float" office:value="-34.8801">
            <text:p>-34.8801</text:p>
          </table:table-cell>
          <table:table-cell office:value-type="float" office:value="150.6997">
            <text:p>150.6997</text:p>
          </table:table-cell>
          <table:table-cell office:value-type="float" office:value="8260.0">
            <text:p>8260.0</text:p>
          </table:table-cell>
          <table:table-cell office:value-type="float" office:value="45.0">
            <text:p>45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9.0">
            <text:p>-19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2407">
            <text:p>SUA-2407</text:p>
          </table:table-cell>
          <table:table-cell office:value-type="float" office:value="-34.64">
            <text:p>-34.64</text:p>
          </table:table-cell>
          <table:table-cell office:value-type="float" office:value="150.82">
            <text:p>150.82</text:p>
          </table:table-cell>
          <table:table-cell office:value-type="float" office:value="4080.0">
            <text:p>4080.0</text:p>
          </table:table-cell>
          <table:table-cell office:value-type="float" office:value="90.0">
            <text:p>90.0</text:p>
          </table:table-cell>
          <table:table-cell office:value-type="string" office:value="Organic sandy mud with zostera">
            <text:p>Organic sandy mud with zostera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nes1990,SlossEtal2007,LewisEtal2013">
            <text:p>Jones199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2406">
            <text:p>SUA-2406</text:p>
          </table:table-cell>
          <table:table-cell office:value-type="float" office:value="-34.64">
            <text:p>-34.64</text:p>
          </table:table-cell>
          <table:table-cell office:value-type="float" office:value="150.82">
            <text:p>150.82</text:p>
          </table:table-cell>
          <table:table-cell office:value-type="float" office:value="2960.0">
            <text:p>2960.0</text:p>
          </table:table-cell>
          <table:table-cell office:value-type="float" office:value="90.0">
            <text:p>90.0</text:p>
          </table:table-cell>
          <table:table-cell office:value-type="string" office:value="Organic muds with zostera">
            <text:p>Organic muds with zostera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91">
            <text:p>0.79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nes1990,SlossEtal2007,LewisEtal2013">
            <text:p>Jones199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497">
            <text:p>NUTA-3497</text:p>
          </table:table-cell>
          <table:table-cell office:value-type="float" office:value="-34.8681">
            <text:p>-34.8681</text:p>
          </table:table-cell>
          <table:table-cell office:value-type="float" office:value="150.6653">
            <text:p>150.6653</text:p>
          </table:table-cell>
          <table:table-cell office:value-type="float" office:value="6310.0">
            <text:p>6310.0</text:p>
          </table:table-cell>
          <table:table-cell office:value-type="float" office:value="110.0">
            <text:p>110.0</text:p>
          </table:table-cell>
          <table:table-cell office:value-type="string" office:value="Saccostrea">
            <text:p>Saccostre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3.9">
            <text:p>-23.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517">
            <text:p>NUTA-3517</text:p>
          </table:table-cell>
          <table:table-cell office:value-type="float" office:value="-34.9153">
            <text:p>-34.9153</text:p>
          </table:table-cell>
          <table:table-cell office:value-type="float" office:value="150.6638">
            <text:p>150.6638</text:p>
          </table:table-cell>
          <table:table-cell office:value-type="float" office:value="5580.0">
            <text:p>5580.0</text:p>
          </table:table-cell>
          <table:table-cell office:value-type="float" office:value="60.0">
            <text:p>6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1377">
            <text:p>UWGA-1377</text:p>
          </table:table-cell>
          <table:table-cell office:value-type="float" office:value="-34.5411">
            <text:p>-34.5411</text:p>
          </table:table-cell>
          <table:table-cell office:value-type="float" office:value="150.8113">
            <text:p>150.8113</text:p>
          </table:table-cell>
          <table:table-cell office:value-type="float" office:value="5340.0">
            <text:p>5340.0</text:p>
          </table:table-cell>
          <table:table-cell office:value-type="float" office:value="240.0">
            <text:p>24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95">
            <text:p>-3.9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985">
            <text:p>NUTA-3985</text:p>
          </table:table-cell>
          <table:table-cell office:value-type="float" office:value="-34.8681">
            <text:p>-34.8681</text:p>
          </table:table-cell>
          <table:table-cell office:value-type="float" office:value="150.6653">
            <text:p>150.6653</text:p>
          </table:table-cell>
          <table:table-cell office:value-type="float" office:value="5530.0">
            <text:p>5530.0</text:p>
          </table:table-cell>
          <table:table-cell office:value-type="float" office:value="280.0">
            <text:p>28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986">
            <text:p>NUTA-3986</text:p>
          </table:table-cell>
          <table:table-cell office:value-type="float" office:value="-34.9057">
            <text:p>-34.9057</text:p>
          </table:table-cell>
          <table:table-cell office:value-type="float" office:value="150.6668">
            <text:p>150.6668</text:p>
          </table:table-cell>
          <table:table-cell office:value-type="float" office:value="3820.0">
            <text:p>3820.0</text:p>
          </table:table-cell>
          <table:table-cell office:value-type="float" office:value="220.0">
            <text:p>22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4.3">
            <text:p>-4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992">
            <text:p>NUTA-3992</text:p>
          </table:table-cell>
          <table:table-cell office:value-type="float" office:value="-34.894">
            <text:p>-34.894</text:p>
          </table:table-cell>
          <table:table-cell office:value-type="float" office:value="150.7058">
            <text:p>150.7058</text:p>
          </table:table-cell>
          <table:table-cell office:value-type="float" office:value="5120.0">
            <text:p>5120.0</text:p>
          </table:table-cell>
          <table:table-cell office:value-type="float" office:value="90.0">
            <text:p>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993">
            <text:p>NUTA-3993</text:p>
          </table:table-cell>
          <table:table-cell office:value-type="float" office:value="-34.8451">
            <text:p>-34.8451</text:p>
          </table:table-cell>
          <table:table-cell office:value-type="float" office:value="150.6574">
            <text:p>150.6574</text:p>
          </table:table-cell>
          <table:table-cell office:value-type="float" office:value="7130.0">
            <text:p>713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5656">
            <text:p>NUTA-5656</text:p>
          </table:table-cell>
          <table:table-cell office:value-type="float" office:value="-34.8864">
            <text:p>-34.8864</text:p>
          </table:table-cell>
          <table:table-cell office:value-type="float" office:value="150.6515">
            <text:p>150.6515</text:p>
          </table:table-cell>
          <table:table-cell office:value-type="float" office:value="6740.0">
            <text:p>6740.0</text:p>
          </table:table-cell>
          <table:table-cell office:value-type="float" office:value="110.0">
            <text:p>11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11554">
            <text:p>ANU-11554</text:p>
          </table:table-cell>
          <table:table-cell office:value-type="float" office:value="-34.653">
            <text:p>-34.653</text:p>
          </table:table-cell>
          <table:table-cell office:value-type="float" office:value="150.819">
            <text:p>150.819</text:p>
          </table:table-cell>
          <table:table-cell office:value-type="float" office:value="4850.0">
            <text:p>4850.0</text:p>
          </table:table-cell>
          <table:table-cell office:value-type="float" office:value="350.0">
            <text:p>3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0.6">
            <text:p>-0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11553">
            <text:p>ANU-11553</text:p>
          </table:table-cell>
          <table:table-cell office:value-type="float" office:value="-34.636">
            <text:p>-34.636</text:p>
          </table:table-cell>
          <table:table-cell office:value-type="float" office:value="150.837">
            <text:p>150.837</text:p>
          </table:table-cell>
          <table:table-cell office:value-type="float" office:value="5930.0">
            <text:p>5930.0</text:p>
          </table:table-cell>
          <table:table-cell office:value-type="float" office:value="340.0">
            <text:p>3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0.5">
            <text:p>-10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11552">
            <text:p>ANU-11552</text:p>
          </table:table-cell>
          <table:table-cell office:value-type="float" office:value="-34.65">
            <text:p>-34.65</text:p>
          </table:table-cell>
          <table:table-cell office:value-type="float" office:value="150.825">
            <text:p>150.825</text:p>
          </table:table-cell>
          <table:table-cell office:value-type="float" office:value="7770.0">
            <text:p>7770.0</text:p>
          </table:table-cell>
          <table:table-cell office:value-type="float" office:value="160.0">
            <text:p>1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4.6">
            <text:p>-14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ANU-11551">
            <text:p>ANU-11551</text:p>
          </table:table-cell>
          <table:table-cell office:value-type="float" office:value="-34.65">
            <text:p>-34.65</text:p>
          </table:table-cell>
          <table:table-cell office:value-type="float" office:value="150.818">
            <text:p>150.818</text:p>
          </table:table-cell>
          <table:table-cell office:value-type="float" office:value="7890.0">
            <text:p>7890.0</text:p>
          </table:table-cell>
          <table:table-cell office:value-type="float" office:value="280.0">
            <text:p>2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0.82">
            <text:p>-10.8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anayotou2004,SlossEtal2007,LewisEtal2013">
            <text:p>Panayotou2004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2421">
            <text:p>SUA-2421</text:p>
          </table:table-cell>
          <table:table-cell office:value-type="float" office:value="-34.64">
            <text:p>-34.64</text:p>
          </table:table-cell>
          <table:table-cell office:value-type="float" office:value="150.82">
            <text:p>150.82</text:p>
          </table:table-cell>
          <table:table-cell office:value-type="float" office:value="3090.0">
            <text:p>3090.0</text:p>
          </table:table-cell>
          <table:table-cell office:value-type="float" office:value="120.0">
            <text:p>120.0</text:p>
          </table:table-cell>
          <table:table-cell office:value-type="string" office:value="Organic muds with zostera">
            <text:p>Organic muds with zostera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nes1990,SlossEtal2007,LewisEtal2013">
            <text:p>Jones199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2424">
            <text:p>SUA-2424</text:p>
          </table:table-cell>
          <table:table-cell office:value-type="float" office:value="-34.64">
            <text:p>-34.64</text:p>
          </table:table-cell>
          <table:table-cell office:value-type="float" office:value="150.82">
            <text:p>150.82</text:p>
          </table:table-cell>
          <table:table-cell office:value-type="float" office:value="2730.0">
            <text:p>2730.0</text:p>
          </table:table-cell>
          <table:table-cell office:value-type="float" office:value="70.0">
            <text:p>70.0</text:p>
          </table:table-cell>
          <table:table-cell office:value-type="string" office:value="Organic muds with zostera">
            <text:p>Organic muds with zostera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906">
            <text:p>0.90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nes1990,SlossEtal2007,LewisEtal2013">
            <text:p>Jones199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2425">
            <text:p>SUA-2425</text:p>
          </table:table-cell>
          <table:table-cell office:value-type="float" office:value="-34.64">
            <text:p>-34.64</text:p>
          </table:table-cell>
          <table:table-cell office:value-type="float" office:value="150.82">
            <text:p>150.82</text:p>
          </table:table-cell>
          <table:table-cell office:value-type="float" office:value="4350.0">
            <text:p>4350.0</text:p>
          </table:table-cell>
          <table:table-cell office:value-type="float" office:value="80.0">
            <text:p>80.0</text:p>
          </table:table-cell>
          <table:table-cell office:value-type="string" office:value="Organic sandy mud with zostera">
            <text:p>Organic sandy mud with zostera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1">
            <text:p>-0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nes1990,SlossEtal2007,LewisEtal2013">
            <text:p>Jones199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495">
            <text:p>NUTA-3495</text:p>
          </table:table-cell>
          <table:table-cell office:value-type="float" office:value="-34.9069">
            <text:p>-34.9069</text:p>
          </table:table-cell>
          <table:table-cell office:value-type="float" office:value="150.71">
            <text:p>150.71</text:p>
          </table:table-cell>
          <table:table-cell office:value-type="float" office:value="3700.0">
            <text:p>3700.0</text:p>
          </table:table-cell>
          <table:table-cell office:value-type="float" office:value="90.0">
            <text:p>90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7">
            <text:p>-2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754">
            <text:p>UWGA-754</text:p>
          </table:table-cell>
          <table:table-cell office:value-type="float" office:value="-34.5302">
            <text:p>-34.5302</text:p>
          </table:table-cell>
          <table:table-cell office:value-type="float" office:value="150.8475">
            <text:p>150.8475</text:p>
          </table:table-cell>
          <table:table-cell office:value-type="float" office:value="6370.0">
            <text:p>6370.0</text:p>
          </table:table-cell>
          <table:table-cell office:value-type="float" office:value="290.0">
            <text:p>29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89">
            <text:p>-2.8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774">
            <text:p>UWGA-774</text:p>
          </table:table-cell>
          <table:table-cell office:value-type="float" office:value="-34.5045">
            <text:p>-34.5045</text:p>
          </table:table-cell>
          <table:table-cell office:value-type="float" office:value="150.8377">
            <text:p>150.8377</text:p>
          </table:table-cell>
          <table:table-cell office:value-type="float" office:value="6970.0">
            <text:p>6970.0</text:p>
          </table:table-cell>
          <table:table-cell office:value-type="float" office:value="310.0">
            <text:p>31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5">
            <text:p>-4.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855">
            <text:p>UWGA-855</text:p>
          </table:table-cell>
          <table:table-cell office:value-type="float" office:value="-34.5333">
            <text:p>-34.5333</text:p>
          </table:table-cell>
          <table:table-cell office:value-type="float" office:value="150.8416">
            <text:p>150.8416</text:p>
          </table:table-cell>
          <table:table-cell office:value-type="float" office:value="5950.0">
            <text:p>5950.0</text:p>
          </table:table-cell>
          <table:table-cell office:value-type="float" office:value="270.0">
            <text:p>27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65">
            <text:p>-4.6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3103">
            <text:p>SUA-3103</text:p>
          </table:table-cell>
          <table:table-cell office:value-type="float" office:value="-34.5381">
            <text:p>-34.5381</text:p>
          </table:table-cell>
          <table:table-cell office:value-type="float" office:value="150.8119">
            <text:p>150.8119</text:p>
          </table:table-cell>
          <table:table-cell office:value-type="float" office:value="5800.0">
            <text:p>5800.0</text:p>
          </table:table-cell>
          <table:table-cell office:value-type="float" office:value="190.0">
            <text:p>190.0</text:p>
          </table:table-cell>
          <table:table-cell office:value-type="string" office:value="N. trigonella">
            <text:p>N. trigonell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5.48">
            <text:p>-5.4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2005,SlossEtal2007,LewisEtal2013">
            <text:p>Sloss2005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3102">
            <text:p>SUA-3102</text:p>
          </table:table-cell>
          <table:table-cell office:value-type="float" office:value="-34.497">
            <text:p>-34.497</text:p>
          </table:table-cell>
          <table:table-cell office:value-type="float" office:value="150.87">
            <text:p>150.87</text:p>
          </table:table-cell>
          <table:table-cell office:value-type="float" office:value="6800.0">
            <text:p>6800.0</text:p>
          </table:table-cell>
          <table:table-cell office:value-type="float" office:value="210.0">
            <text:p>21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urrayWallaceEtal2000,SlossEtal2007,LewisEtal2013">
            <text:p>MurrayWallaceEtal200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SUA-3058">
            <text:p>SUA-3058</text:p>
          </table:table-cell>
          <table:table-cell office:value-type="float" office:value="-34.458">
            <text:p>-34.458</text:p>
          </table:table-cell>
          <table:table-cell office:value-type="float" office:value="150.892">
            <text:p>150.892</text:p>
          </table:table-cell>
          <table:table-cell office:value-type="float" office:value="6730.0">
            <text:p>6730.0</text:p>
          </table:table-cell>
          <table:table-cell office:value-type="float" office:value="210.0">
            <text:p>21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4,MurrayWallaceEtal2000,SlossEtal2007,LewisEtal2013">
            <text:p>SlossEtal2004,MurrayWallaceEtal2000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-151">
            <text:p>NSW-151</text:p>
          </table:table-cell>
          <table:table-cell office:value-type="float" office:value="-34.577">
            <text:p>-34.577</text:p>
          </table:table-cell>
          <table:table-cell office:value-type="float" office:value="150.87">
            <text:p>150.87</text:p>
          </table:table-cell>
          <table:table-cell office:value-type="float" office:value="5395.358988581472">
            <text:p>5395.358988581472</text:p>
          </table:table-cell>
          <table:table-cell office:value-type="float" office:value="129.317621397859">
            <text:p>129.317621397859</text:p>
          </table:table-cell>
          <table:table-cell office:value-type="string" office:value="peat in dune">
            <text:p>peat in dune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ungEtal1993,SlossEtal2007,LewisEtal2013">
            <text:p>YoungEtal1993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AAR">
            <text:p>AAR</text:p>
          </table:table-cell>
          <table:table-cell office:value-type="string" office:value="UWGA-638">
            <text:p>UWGA-638</text:p>
          </table:table-cell>
          <table:table-cell office:value-type="float" office:value="-34.5428">
            <text:p>-34.5428</text:p>
          </table:table-cell>
          <table:table-cell office:value-type="float" office:value="150.8232">
            <text:p>150.8232</text:p>
          </table:table-cell>
          <table:table-cell office:value-type="float" office:value="5440.0">
            <text:p>5440.0</text:p>
          </table:table-cell>
          <table:table-cell office:value-type="float" office:value="250.0">
            <text:p>250.0</text:p>
          </table:table-cell>
          <table:table-cell office:value-type="string" office:value="shells">
            <text:p>shell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45">
            <text:p>-8.4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lossEtal2006,SlossEtal2007,LewisEtal2013">
            <text:p>SlossEtal2006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-151A">
            <text:p>NSW-151A</text:p>
          </table:table-cell>
          <table:table-cell office:value-type="float" office:value="-34.577">
            <text:p>-34.577</text:p>
          </table:table-cell>
          <table:table-cell office:value-type="float" office:value="150.87">
            <text:p>150.87</text:p>
          </table:table-cell>
          <table:table-cell office:value-type="float" office:value="5232.999999999999">
            <text:p>5232.999999999999</text:p>
          </table:table-cell>
          <table:table-cell office:value-type="float" office:value="124.22747451349078">
            <text:p>124.22747451349078</text:p>
          </table:table-cell>
          <table:table-cell office:value-type="string" office:value="wood in dune">
            <text:p>wood in dun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ungEtal1993,SlossEtal2007,LewisEtal2013">
            <text:p>YoungEtal1993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-371">
            <text:p>NSW-371</text:p>
          </table:table-cell>
          <table:table-cell office:value-type="float" office:value="-34.62">
            <text:p>-34.62</text:p>
          </table:table-cell>
          <table:table-cell office:value-type="float" office:value="150.86">
            <text:p>150.86</text:p>
          </table:table-cell>
          <table:table-cell office:value-type="float" office:value="4305.149222740247">
            <text:p>4305.149222740247</text:p>
          </table:table-cell>
          <table:table-cell office:value-type="float" office:value="100.28691551742929">
            <text:p>100.28691551742929</text:p>
          </table:table-cell>
          <table:table-cell office:value-type="string" office:value="Esturine shell fragments">
            <text:p>Esturine shell fragment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Carne1981,SlossEtal2007,LewisEtal2013">
            <text:p>Carne198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131">
            <text:p>NSW131</text:p>
          </table:table-cell>
          <table:table-cell office:value-type="float" office:value="-34.316">
            <text:p>-34.316</text:p>
          </table:table-cell>
          <table:table-cell office:value-type="float" office:value="150.929">
            <text:p>150.929</text:p>
          </table:table-cell>
          <table:table-cell office:value-type="float" office:value="7000.0">
            <text:p>7000.0</text:p>
          </table:table-cell>
          <table:table-cell office:value-type="float" office:value="153.402951158053">
            <text:p>153.402951158053</text:p>
          </table:table-cell>
          <table:table-cell office:value-type="string" office:value="Callicoma stump in situ">
            <text:p>Callicoma stump in situ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4">
            <text:p>1.8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147">
            <text:p>NSW147</text:p>
          </table:table-cell>
          <table:table-cell office:value-type="float" office:value="-34.3342">
            <text:p>-34.3342</text:p>
          </table:table-cell>
          <table:table-cell office:value-type="float" office:value="150.9248">
            <text:p>150.9248</text:p>
          </table:table-cell>
          <table:table-cell office:value-type="float" office:value="6350.0">
            <text:p>6350.0</text:p>
          </table:table-cell>
          <table:table-cell office:value-type="float" office:value="105.03554362214726">
            <text:p>105.03554362214726</text:p>
          </table:table-cell>
          <table:table-cell office:value-type="string" office:value="Wood in estuarine mud">
            <text:p>Wood in estuarine mu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148">
            <text:p>NSW148</text:p>
          </table:table-cell>
          <table:table-cell office:value-type="float" office:value="-34.3342">
            <text:p>-34.3342</text:p>
          </table:table-cell>
          <table:table-cell office:value-type="float" office:value="150.9248">
            <text:p>150.9248</text:p>
          </table:table-cell>
          <table:table-cell office:value-type="float" office:value="6220.0">
            <text:p>6220.0</text:p>
          </table:table-cell>
          <table:table-cell office:value-type="float" office:value="143.64005508213924">
            <text:p>143.64005508213924</text:p>
          </table:table-cell>
          <table:table-cell office:value-type="string" office:value="Wood in estuarine mud">
            <text:p>Wood in estuarine mu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9">
            <text:p>1.29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149">
            <text:p>NSW149</text:p>
          </table:table-cell>
          <table:table-cell office:value-type="float" office:value="-34.3342">
            <text:p>-34.3342</text:p>
          </table:table-cell>
          <table:table-cell office:value-type="float" office:value="150.9248">
            <text:p>150.9248</text:p>
          </table:table-cell>
          <table:table-cell office:value-type="float" office:value="7520.0">
            <text:p>7520.0</text:p>
          </table:table-cell>
          <table:table-cell office:value-type="float" office:value="153.402951158053">
            <text:p>153.402951158053</text:p>
          </table:table-cell>
          <table:table-cell office:value-type="string" office:value="Callicoma stump in situ">
            <text:p>Callicoma stump in situ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">
            <text:p>0.0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150">
            <text:p>NSW150</text:p>
          </table:table-cell>
          <table:table-cell office:value-type="float" office:value="-34.3342">
            <text:p>-34.3342</text:p>
          </table:table-cell>
          <table:table-cell office:value-type="float" office:value="150.9248">
            <text:p>150.9248</text:p>
          </table:table-cell>
          <table:table-cell office:value-type="float" office:value="6890.0">
            <text:p>6890.0</text:p>
          </table:table-cell>
          <table:table-cell office:value-type="float" office:value="150.0">
            <text:p>150.0</text:p>
          </table:table-cell>
          <table:table-cell office:value-type="string" office:value="Mangrove root in situ">
            <text:p>Mangrove root in situ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953">
            <text:p>NSW953</text:p>
          </table:table-cell>
          <table:table-cell office:value-type="float" office:value="-34.3342">
            <text:p>-34.3342</text:p>
          </table:table-cell>
          <table:table-cell office:value-type="float" office:value="150.9248">
            <text:p>150.9248</text:p>
          </table:table-cell>
          <table:table-cell office:value-type="float" office:value="7335.149222740246">
            <text:p>7335.149222740246</text:p>
          </table:table-cell>
          <table:table-cell office:value-type="float" office:value="153.402951158053">
            <text:p>153.402951158053</text:p>
          </table:table-cell>
          <table:table-cell office:value-type="string" office:value="Estuarine shell">
            <text:p>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JonesEtal1979,SlossEtal2007,LewisEtal2013">
            <text:p>JonesEtal1979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SW-370">
            <text:p>NSW-370</text:p>
          </table:table-cell>
          <table:table-cell office:value-type="float" office:value="-34.62">
            <text:p>-34.62</text:p>
          </table:table-cell>
          <table:table-cell office:value-type="float" office:value="150.86">
            <text:p>150.86</text:p>
          </table:table-cell>
          <table:table-cell office:value-type="float" office:value="6805.149222740248">
            <text:p>6805.149222740248</text:p>
          </table:table-cell>
          <table:table-cell office:value-type="float" office:value="124.22747451349078">
            <text:p>124.22747451349078</text:p>
          </table:table-cell>
          <table:table-cell office:value-type="string" office:value="Oyster shell">
            <text:p>Oyster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Carne1981,SlossEtal2007,LewisEtal2013">
            <text:p>Carne1981,SlossEtal2007,LewisEtal2013</text:p>
          </table:table-cell>
        </table:table-row>
        <table:table-row>
          <table:table-cell office:value-type="string" office:value="Wollongong">
            <text:p>Wollongong</text:p>
          </table:table-cell>
          <table:table-cell office:value-type="string" office:value="radiocarbon">
            <text:p>radiocarbon</text:p>
          </table:table-cell>
          <table:table-cell office:value-type="string" office:value="NUTA-3739">
            <text:p>NUTA-3739</text:p>
          </table:table-cell>
          <table:table-cell office:value-type="float" office:value="-34.894">
            <text:p>-34.894</text:p>
          </table:table-cell>
          <table:table-cell office:value-type="float" office:value="150.7058">
            <text:p>150.7058</text:p>
          </table:table-cell>
          <table:table-cell office:value-type="float" office:value="5690.0">
            <text:p>5690.0</text:p>
          </table:table-cell>
          <table:table-cell office:value-type="float" office:value="350.0">
            <text:p>350.0</text:p>
          </table:table-cell>
          <table:table-cell office:value-type="string" office:value="Austrocochlea + Bittium">
            <text:p>Austrocochlea + Bittium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4.2">
            <text:p>-4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UmitsuEtal2001,SlossEtal2007,LewisEtal2013">
            <text:p>UmitsuEtal2001,SlossEtal200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